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5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99">
      <style:table-cell-properties fo:background-color="#c7a0cb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c7a0cb"/>
    </style:style>
    <style:style style:name="ce5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JetBrains Mono" style:font-name-complex="JetBrains Mono" style:font-weight-complex="normal" style:font-style-asian="normal" style:font-size-asian="10pt" fo:font-weight="normal" fo:font-style="normal" style:font-style-complex="normal" fo:color="#a9b7c6" fo:font-size="10pt" style:font-size-complex="10pt" style:font-weight-asian="normal" style:font-name="JetBrains Mono"/>
    </style:style>
    <style:style style:name="T2" style:family="text">
      <style:text-properties style:font-name-asian="JetBrains Mono" style:font-name-complex="JetBrains Mono" style:font-weight-complex="normal" style:font-style-asian="normal" style:font-size-asian="10pt" fo:font-weight="normal" fo:font-style="normal" style:font-style-complex="normal" fo:font-size="10pt" style:font-size-complex="10pt" style:font-weight-asian="normal" style:font-name="JetBrains Mono" fo:color="#cc7832"/>
    </style:style>
    <style:style style:name="T3" style:family="text">
      <style:text-properties style:font-name-asian="JetBrains Mono" style:font-name-complex="JetBrains Mono" style:font-weight-complex="normal" style:font-style-asian="normal" style:font-size-asian="10pt" fo:font-weight="normal" fo:font-style="normal" style:font-style-complex="normal" fo:font-size="10pt" style:font-size-complex="10pt" style:font-weight-asian="normal" style:font-name="JetBrains Mono" fo:color="#6897bb"/>
    </style:style>
    <style:style style:name="T4" style:family="text">
      <style:text-properties style:font-name-asian="JetBrains Mono" style:font-name-complex="JetBrains Mono" style:font-weight-complex="normal" style:font-style-asian="normal" style:font-size-asian="10pt" fo:font-weight="normal" fo:font-style="normal" style:font-style-complex="normal" fo:font-size="10pt" style:font-size-complex="10pt" style:font-weight-asian="normal" style:font-name="JetBrains Mono" fo:color="#a9b7c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Brightness jitter bounds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gamma value</text:p>
          </table:table-cell>
          <table:table-cell table:style-name="ce1"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331" calcext:value-type="float">
            <text:p>1.331</text:p>
          </table:table-cell>
          <table:table-cell table:number-columns-repeated="9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4" office:value-type="float" office:value="0.2" calcext:value-type="float">
            <text:p>0.2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336" calcext:value-type="float">
            <text:p>1.336</text:p>
          </table:table-cell>
          <table:table-cell table:number-columns-repeated="9"/>
        </table:table-row>
        <table:table-row table:style-name="ro1">
          <table:table-cell table:style-name="ce3" office:value-type="boolean" office:boolean-value="true" calcext:value-type="boolean">
            <text:p>TRUE</text:p>
          </table:table-cell>
          <table:table-cell office:value-type="float" office:value="0.4" calcext:value-type="float">
            <text:p>0.4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.371" calcext:value-type="float">
            <text:p>1.371</text:p>
          </table:table-cell>
          <table:table-cell table:number-columns-repeated="9"/>
        </table:table-row>
        <table:table-row table:style-name="ro1">
          <table:table-cell table:style-name="ce3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.439" calcext:value-type="float">
            <text:p>1.439</text:p>
          </table:table-cell>
          <table:table-cell table:number-columns-repeated="9"/>
        </table:table-row>
        <table:table-row table:style-name="ro1">
          <table:table-cell table:style-name="ce3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.485" calcext:value-type="float">
            <text:p>1.485</text:p>
          </table:table-cell>
          <table:table-cell table:number-columns-repeated="9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4" office:value-type="float" office:value="0.1" calcext:value-type="float">
            <text:p>0.1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281" calcext:value-type="float">
            <text:p>1.281</text:p>
          </table:table-cell>
          <table:table-cell table:number-columns-repeated="9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.5" calcext:value-type="float">
            <text:p>3.5</text:p>
          </table:table-cell>
          <table:table-cell office:value-type="float" office:value="1.285" calcext:value-type="float">
            <text:p>1.285</text:p>
          </table:table-cell>
          <table:table-cell table:number-columns-repeated="9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.303" calcext:value-type="float">
            <text:p>1.303</text:p>
          </table:table-cell>
          <table:table-cell table:number-columns-repeated="9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2.5" calcext:value-type="float">
            <text:p>2.5</text:p>
          </table:table-cell>
          <table:table-cell office:value-type="float" office:value="1.333" calcext:value-type="float">
            <text:p>1.333</text:p>
          </table:table-cell>
          <table:table-cell table:number-columns-repeated="9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.367" calcext:value-type="float">
            <text:p>1.367</text:p>
          </table:table-cell>
          <table:table-cell table:number-columns-repeated="9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table:number-columns-repeated="9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.5" calcext:value-type="float">
            <text:p>1.5</text:p>
          </table:table-cell>
          <table:table-cell office:value-type="float" office:value="1.401" calcext:value-type="float">
            <text:p>1.401</text:p>
          </table:table-cell>
          <table:table-cell table:number-columns-repeated="9"/>
        </table:table-row>
        <table:table-row table:style-name="ro1" table:number-rows-repeated="15">
          <table:table-cell table:number-columns-repeated="14"/>
        </table:table-row>
        <table:table-row table:style-name="ro2">
          <table:table-cell table:number-columns-repeated="13"/>
          <table:table-cell table:style-name="ce5" office:value-type="string" calcext:value-type="string">
            <text:p><text:span text:style-name="T1">(</text:span><text:span text:style-name="T2">True, </text:span><text:span text:style-name="T3">0.0</text:span><text:span text:style-name="T2">, False, </text:span><text:span text:style-name="T3">1.0</text:span><text:span text:style-name="T4">)</text:span><text:span text:style-name="T2">,</text:span><text:span text:style-name="T2"/><text:span text:style-name="T4">(</text:span><text:span text:style-name="T2">True, </text:span><text:span text:style-name="T3">0.1</text:span><text:span text:style-name="T2">, False, </text:span><text:span text:style-name="T3">1.0</text:span><text:span text:style-name="T4">)</text:span><text:span text:style-name="T2">,</text:span><text:span text:style-name="T2"/><text:span text:style-name="T4">(</text:span><text:span text:style-name="T2">True, </text:span><text:span text:style-name="T3">0.2</text:span><text:span text:style-name="T2">, False, </text:span><text:span text:style-name="T3">1.0</text:span><text:span text:style-name="T4">)</text:span><text:span text:style-name="T2">,</text:span><text:span text:style-name="T2"/><text:span text:style-name="T4">(</text:span><text:span text:style-name="T2">True, </text:span><text:span text:style-name="T3">0.3</text:span><text:span text:style-name="T2">, False, </text:span><text:span text:style-name="T3">1.0</text:span><text:span text:style-name="T4">)</text:span><text:span text:style-name="T2">,</text:span><text:span text:style-name="T2"/><text:span text:style-name="T4">(</text:span><text:span text:style-name="T2">True, </text:span><text:span text:style-name="T3">0.4</text:span><text:span text:style-name="T2">, False, </text:span><text:span text:style-name="T3">1.0</text:span><text:span text:style-name="T4">)</text:span><text:span text:style-name="T2">,</text:span><text:span text:style-name="T2"/><text:span text:style-name="T4">(</text:span><text:span text:style-name="T2">False, </text:span><text:span text:style-name="T3">0.1</text:span><text:span text:style-name="T2">, True, </text:span><text:span text:style-name="T3">1.0</text:span><text:span text:style-name="T4">)</text:span><text:span text:style-name="T2">,</text:span><text:span text:style-name="T2"/><text:span text:style-name="T4">(</text:span><text:span text:style-name="T2">False, </text:span><text:span text:style-name="T3">0.1</text:span><text:span text:style-name="T2">, True, </text:span><text:span text:style-name="T3">1.5</text:span><text:span text:style-name="T4">)</text:span><text:span text:style-name="T2">,</text:span><text:span text:style-name="T2"/><text:span text:style-name="T4">(</text:span><text:span text:style-name="T2">False, </text:span><text:span text:style-name="T3">0.1</text:span><text:span text:style-name="T2">, True, </text:span><text:span text:style-name="T3">2.0</text:span><text:span text:style-name="T4">)</text:span><text:span text:style-name="T2">,</text:span><text:span text:style-name="T2"/><text:span text:style-name="T4">(</text:span><text:span text:style-name="T2">False, </text:span><text:span text:style-name="T3">0.1</text:span><text:span text:style-name="T2">, True, </text:span><text:span text:style-name="T3">2.5</text:span><text:span text:style-name="T4">)</text:span><text:span text:style-name="T2">,</text:span><text:span text:style-name="T2"/><text:span text:style-name="T4">(</text:span><text:span text:style-name="T2">False, </text:span><text:span text:style-name="T3">0.1</text:span><text:span text:style-name="T2">, True, </text:span><text:span text:style-name="T3">3.0</text:span><text:span text:style-name="T4">)</text:span><text:span text:style-name="T2">,</text:span><text:span text:style-name="T2"/><text:span text:style-name="T4">(</text:span><text:span text:style-name="T2">False, </text:span><text:span text:style-name="T3">0.1</text:span><text:span text:style-name="T2">, True, </text:span><text:span text:style-name="T3">3.5</text:span><text:span text:style-name="T4">)</text:span><text:span text:style-name="T2">,</text:span><text:span text:style-name="T2"/><text:span text:style-name="T4">(</text:span><text:span text:style-name="T2">False, </text:span><text:span text:style-name="T3">0.1</text:span><text:span text:style-name="T2">, True, </text:span><text:span text:style-name="T3">4.0</text:span><text:span text:style-name="T4">)</text:span></text:p>
          </table:table-cell>
        </table:table-row>
      </table:table>
      <table:named-expressions/>
      <table:database-ranges>
        <table:database-range table:name="__Anonymous_Sheet_DB__0" table:target-range-address="Sheet1.A2:Sheet1.E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14:40:09.517137831</meta:creation-date>
    <dc:date>2021-04-10T15:22:47.639079413</dc:date>
    <meta:editing-duration>PT19M16S</meta:editing-duration>
    <meta:editing-cycles>2</meta:editing-cycles>
    <meta:generator>LibreOffice/6.0.7.3$Linux_X86_64 LibreOffice_project/00m0$Build-3</meta:generator>
    <meta:document-statistic meta:table-count="1" meta:cell-count="66" meta:object-count="0"/>
  </office:meta>
</office:document-meta>
</file>